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1 Corinthians 8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CONFUSION (8:4a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CLARIFICATION (8:4b-6, 8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CLARIFICATION (8:4b-6, 8)<text:s text:c="1"/></text:span><text:span text:style-name="a447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There are many idols, all of which represent gods who do not exist (8:4b-5).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There is only one true God, the creator of all things and the giver of life (8:6).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In light of the above, there is no connection between food and spirituality (8:8).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2-tx-Title-and-Text" presentation:presentation-page-layout-name="Master1-PPL12" draw:id="Slide-258">
        <draw:frame draw:id="id87" presentation:style-name="a467" draw:name="Title 1" svg:x="1.38in" svg:y="0.4in" svg:width="10.6in" svg:height="1.44965in" presentation:class="title" presentation:placeholder="false">
          <draw:text-box>
            <text:p text:style-name="a466" text:class-names="" text:cond-style-name=""><text:span text:style-name="a464" text:class-names="">1 Corinthians 8<text:s text:c="1"/></text:span><text:span text:style-name="a465" text:class-names=""/></text:p>
          </draw:text-box>
          <svg:title/>
          <svg:desc/>
        </draw:frame>
        <draw:frame draw:id="id88" presentation:style-name="a483" draw:name="Text Placeholder 2" svg:x="1.38in" svg:y="2in" svg:width="9.4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THE CONFUSION (8:4a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HE CLARIFICATION (8:4b-6, 8)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THE CONCERN (8:7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THE CHALLENGE (8:1-3, 9-12)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4" draw:style-name="a484" draw:master-page-name="Master1-Layout1-title-Title-Slide" presentation:presentation-page-layout-name="Master1-PPL1" draw:id="Slide-259">
        <draw:frame draw:id="id89" presentation:style-name="a488" draw:name="Title 1" svg:x="1.38in" svg:y="0.83in" svg:width="10.3in" svg:height="4.42in" presentation:class="title" presentation:placeholder="false">
          <draw:text-box>
            <text:p text:style-name="a487" text:class-names="" text:cond-style-name=""><text:span text:style-name="a485" text:class-names="">THE CHALLENGE (8:1-3, 9-12)<text:s text:c="1"/></text:span><text:span text:style-name="a486" text:class-names=""/></text:p>
          </draw:text-box>
          <svg:title/>
          <svg:desc/>
        </draw:frame>
        <draw:frame draw:id="id90" presentation:style-name="a493" draw:name="Subtitle 2" svg:x="1.38in" svg:y="5.25in" svg:width="10.3in" svg:height="1.85in" presentation:class="subtitle" presentation:placeholder="false">
          <draw:text-box>
            <text:p text:style-name="a490" text:class-names="" text:cond-style-name=""><text:span text:style-name="a489" text:class-names=""><text:s text:c="1"/>Don't become a stumbling block to other Christians (8:9-12).<text:s text:c="1"/></text:span></text:p>
            <text:p text:style-name="a492" text:class-names="" text:cond-style-name=""><text:span text:style-name="a491" text:class-names=""/></text:p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<text:s text:c="1"/>Don't become a stumbling block to other Christians (8:9-12).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<text:s text:c="1"/>To do so is to sin against your weaker brother (8:9-11)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o do so is to sin against your Savior (8:12).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THE CHALLENGE (8:1-3, 9-12)<text:s text:c="1"/></text:span><text:span text:style-name="a511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Don't become a stumbling block to other Christians (8:9-12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Do become a stepping-stone (8:1-3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2-tx-Title-and-Text" presentation:presentation-page-layout-name="Master1-PPL12" draw:id="Slide-262">
        <draw:frame draw:id="id95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1 Corinthians 8<text:s text:c="1"/></text:span><text:span text:style-name="a526" text:class-names=""/></text:p>
          </draw:text-box>
          <svg:title/>
          <svg:desc/>
        </draw:frame>
        <draw:frame draw:id="id96" presentation:style-name="a547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THE CONFUSION (8:4a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CLARIFICATION (8:4b-6, 8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HE CONCERN (8:7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THE CHALLENGE (8:1-3, 9-12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THE CONCLUSION (8:13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8 </dc:title>
    <meta:initial-creator>David STRICKLAND</meta:initial-creator>
    <dc:creator>David STRICKLAND</dc:creator>
    <meta:creation-date>2020-02-23T23:08:02Z</meta:creation-date>
    <dc:date>2020-02-23T23:08:02Z</dc:date>
    <meta:template xlink:href="BibleStudy" xlink:type="simple"/>
    <meta:editing-cycles>1</meta:editing-cycles>
    <meta:editing-duration>PT0S</meta:editing-duration>
    <meta:document-statistic meta:paragraph-count="26" meta:word-count="223"/>
  </office:meta>
</office:document-meta>
</file>